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F000001D047B338F3DA381DFB.png" manifest:media-type="image/png"/>
  <manifest:file-entry manifest:full-path="Pictures/10000201000001880000020438DDC80D7612333A.png" manifest:media-type="image/png"/>
  <manifest:file-entry manifest:full-path="Pictures/10000201000001B1000001088A7C98B735942045.png" manifest:media-type="image/png"/>
  <manifest:file-entry manifest:full-path="Pictures/10000201000000FA000000FA73AF52C69F6ED1F0.png" manifest:media-type="image/png"/>
  <manifest:file-entry manifest:full-path="Pictures/1000020100000178000001A042E952B2EFD8DB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0094a4" draw:textarea-horizontal-align="justify" draw:textarea-vertical-align="middle" draw:auto-grow-height="false" fo:min-height="3.936cm" fo:min-width="9.33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00ffff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" style:family="graphic" style:parent-style-name="standard">
      <style:graphic-properties draw:fill-color="#ffdbb6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0094a4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dbb6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837cm" svg:height="4.186cm" svg:x="0.914cm" svg:y="1.00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21cm" svg:height="2.921cm" svg:x="8.086cm" svg:y="1.482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2" draw:text-style-name="P2" draw:layer="layout" svg:width="3.175cm" svg:height="3.48cm" svg:x="3.216cm" svg:y="1.01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2" draw:layer="layout" svg:width="3.175cm" svg:height="4.14cm" svg:x="0.848cm" svg:y="0.977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custom-shape draw:style-name="gr3" draw:text-style-name="P2" draw:layer="layout" svg:width="0.127cm" svg:height="0.127cm" svg:x="2.174cm" svg:y="1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27cm" svg:height="0.127cm" svg:x="4.605cm" svg:y="1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175cm" svg:height="1.905cm" svg:x="6.147cm" svg:y="1.577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2" draw:text-style-name="P2" draw:layer="layout" svg:width="3.81cm" svg:height="4.216cm" svg:x="4.584cm" svg:y="1.005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  <draw:glue-point draw:id="12" svg:x="0.65cm" svg:y="-1.268cm"/>
          <draw:glue-point draw:id="13" svg:x="0.79cm" svg:y="-2.409cm"/>
          <draw:glue-point draw:id="14" svg:x="0.876cm" svg:y="-2.54cm"/>
        </draw:frame>
        <draw:custom-shape draw:style-name="gr4" draw:text-style-name="P3" draw:layer="layout" svg:width="0.096cm" svg:height="0.092cm" svg:x="6.698cm" svg:y="2.0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096cm" svg:height="0.092cm" svg:x="6.736cm" svg:y="1.9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096cm" svg:height="0.092cm" svg:x="6.415cm" svg:y="1.5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096cm" svg:height="0.092cm" svg:x="6.798cm" svg:y="1.5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096cm" svg:height="0.092cm" svg:x="6.649cm" svg:y="2.4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096cm" svg:height="0.092cm" svg:x="7.108cm" svg:y="1.2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096cm" svg:height="0.092cm" svg:x="7.233cm" svg:y="1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127cm" svg:height="0.127cm" svg:x="6.685cm" svg:y="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5.2$Linux_X86_64 LibreOffice_project/10$Build-2</meta:generator>
    <dc:date>2020-04-05T19:34:26.951049197</dc:date>
    <meta:editing-duration>PT13S</meta:editing-duration>
    <meta:editing-cycles>1</meta:editing-cycles>
    <meta:document-statistic meta:object-count="16"/>
  </office:meta>
</office:document-meta>
</file>